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9e9e7" officeooo:paragraph-rsid="0009e9e7"/>
    </style:style>
    <style:style style:name="P3" style:family="paragraph" style:parent-style-name="Standard">
      <style:paragraph-properties fo:text-align="start" style:justify-single-word="false"/>
      <style:text-properties officeooo:rsid="000b20ff" officeooo:paragraph-rsid="000b20ff"/>
    </style:style>
    <style:style style:name="P4" style:family="paragraph" style:parent-style-name="Standard">
      <style:paragraph-properties fo:text-align="start" style:justify-single-word="false"/>
      <style:text-properties fo:color="#c9211e" officeooo:rsid="000b20ff" officeooo:paragraph-rsid="000b20ff"/>
    </style:style>
    <style:style style:name="P5" style:family="paragraph" style:parent-style-name="Standard">
      <style:paragraph-properties fo:text-align="start" style:justify-single-word="false"/>
      <style:text-properties fo:color="#c9211e" officeooo:rsid="000e80af" officeooo:paragraph-rsid="000e80af"/>
    </style:style>
    <style:style style:name="P6" style:family="paragraph" style:parent-style-name="Standard">
      <style:paragraph-properties fo:text-align="start" style:justify-single-word="false"/>
      <style:text-properties fo:color="#c9211e" officeooo:rsid="00146485" officeooo:paragraph-rsid="00178d77"/>
    </style:style>
    <style:style style:name="P7" style:family="paragraph" style:parent-style-name="Standard">
      <style:paragraph-properties fo:text-align="start" style:justify-single-word="false"/>
      <style:text-properties fo:color="#c9211e" officeooo:rsid="00190ecb" officeooo:paragraph-rsid="00190ecb"/>
    </style:style>
    <style:style style:name="P8" style:family="paragraph" style:parent-style-name="Standard">
      <style:paragraph-properties fo:text-align="start" style:justify-single-word="false"/>
      <style:text-properties fo:color="#c9211e" officeooo:rsid="00178d77" officeooo:paragraph-rsid="00178d77"/>
    </style:style>
    <style:style style:name="P9" style:family="paragraph" style:parent-style-name="Standard">
      <style:paragraph-properties fo:text-align="start" style:justify-single-word="false"/>
      <style:text-properties fo:color="#000000" officeooo:rsid="000e80af" officeooo:paragraph-rsid="000e80af"/>
    </style:style>
    <style:style style:name="P10" style:family="paragraph" style:parent-style-name="Standard">
      <style:paragraph-properties fo:text-align="start" style:justify-single-word="false"/>
      <style:text-properties fo:color="#000000" officeooo:rsid="00146485" officeooo:paragraph-rsid="00146485"/>
    </style:style>
    <style:style style:name="P11" style:family="paragraph" style:parent-style-name="Standard">
      <style:paragraph-properties fo:text-align="start" style:justify-single-word="false"/>
      <style:text-properties fo:color="#000000" officeooo:rsid="00178d77" officeooo:paragraph-rsid="00178d77"/>
    </style:style>
    <style:style style:name="P12" style:family="paragraph" style:parent-style-name="Standard">
      <style:paragraph-properties fo:text-align="start" style:justify-single-word="false"/>
      <style:text-properties fo:color="#000000" officeooo:rsid="00190ecb" officeooo:paragraph-rsid="00190ecb"/>
    </style:style>
    <style:style style:name="P13" style:family="paragraph" style:parent-style-name="Standard">
      <style:paragraph-properties fo:text-align="start" style:justify-single-word="false"/>
      <style:text-properties fo:color="#000000" officeooo:rsid="001aea66" officeooo:paragraph-rsid="001aea66"/>
    </style:style>
    <style:style style:name="P14" style:family="paragraph" style:parent-style-name="Standard">
      <style:paragraph-properties fo:text-align="start" style:justify-single-word="false"/>
      <style:text-properties fo:color="#000000" officeooo:rsid="001b1855" officeooo:paragraph-rsid="001b1855"/>
    </style:style>
    <style:style style:name="P15" style:family="paragraph" style:parent-style-name="Standard">
      <style:paragraph-properties fo:text-align="start" style:justify-single-word="false"/>
      <style:text-properties fo:color="#000000" officeooo:rsid="001b48e7" officeooo:paragraph-rsid="001b48e7"/>
    </style:style>
    <style:style style:name="T1" style:family="text">
      <style:text-properties officeooo:rsid="0009e9e7"/>
    </style:style>
    <style:style style:name="T2" style:family="text">
      <style:text-properties fo:color="#c9211e"/>
    </style:style>
    <style:style style:name="T3" style:family="text">
      <style:text-properties officeooo:rsid="000cab3f"/>
    </style:style>
    <style:style style:name="T4" style:family="text">
      <style:text-properties officeooo:rsid="000e80af"/>
    </style:style>
    <style:style style:name="T5" style:family="text">
      <style:text-properties officeooo:rsid="000f5d91"/>
    </style:style>
    <style:style style:name="T6" style:family="text">
      <style:text-properties officeooo:rsid="0013f57b"/>
    </style:style>
    <style:style style:name="T7" style:family="text">
      <style:text-properties officeooo:rsid="00147718"/>
    </style:style>
    <style:style style:name="T8" style:family="text">
      <style:text-properties officeooo:rsid="00178d77"/>
    </style:style>
    <style:style style:name="T9" style:family="text">
      <style:text-properties officeooo:rsid="00190ecb"/>
    </style:style>
    <style:style style:name="T10" style:family="text">
      <style:text-properties officeooo:rsid="001a06a8"/>
    </style:style>
    <style:style style:name="T11" style:family="text">
      <style:text-properties officeooo:rsid="001aea66"/>
    </style:style>
    <style:style style:name="T12" style:family="text">
      <style:text-properties officeooo:rsid="001b022a"/>
    </style:style>
    <style:style style:name="T13" style:family="text">
      <style:text-properties fo:color="#000000" officeooo:rsid="00190ecb"/>
    </style:style>
    <style:style style:name="T14" style:family="text">
      <style:text-properties officeooo:rsid="001b18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OSVRT NA PREDAVANJE </text:span></text:p>
      <text:p text:style-name="P2"/>
      <text:p text:style-name="P2">LOGIČKI OPERATORI NAD SLIKAMA</text:p>
      <text:p text:style-name="P2"/>
      <text:p text:style-name="P4">„<text:span text:style-name="T4">I”</text:span></text:p>
      <text:p text:style-name="P3"/>
      <text:p text:style-name="P3">Predavanje počinje s dvije 4x4 slike, A i B te iz nje dobijemo sliku C. Radimo isključivo s crnim i bijelim pikselima. <text:span text:style-name="T2">Logički operatori</text:span> su dobili svoje ime po postidnoj logici, pitamo se kada je „i” i na jednom i na drugom ulazu 1. Znači kada je „i” vani. <text:span text:style-name="T3">Uzmemo bilokoji piksel iz slike A i spojimo ga kombinatorikom s bilo kojim pikselom iz slike B koji moraju biti na istom mjestu. Kombinatorika se radi s pikselom s jedne slike na piksel s druge strane da se nalaze na istom mjestu. Kombinatorikom tih piksela možemo dobiti četiri kombinacije: 00,01,10,11. Crni piksel na slici će se prikazati samo ako je kombinatorika obiju slilka 1, tek tada „i” može izaći van. Kao rezultat C=A*B smo dobili sva crna piksela u slici. U ostalim kombinatiorikama će pikseli biti bijeli. Krjanji rezultat je presjek A i B slike. </text:span></text:p>
      <text:p text:style-name="P3"/>
      <text:p text:style-name="P4">„<text:span text:style-name="T4">ILI”</text:span></text:p>
      <text:p text:style-name="P9"/>
      <text:p text:style-name="P9">Idući logički operator kojim ćemo se bavit je ili. On je dobio ime po tome što je bitno da u kombinatorici bude ili na jednoj ili na drugoj slici bude piksel 1, odnosno crn. <text:span text:style-name="T5">Ovdje također imamo <text:s/>četiri kombinacije te radimo s istim slikama. Kombinacije su ponovno: 00,01,10,11. Ovdje smo zahvaljući „ili” logičkom operateru dobili tri jedinice vani i jednu nulu. Rezultantna C slika je primila sve A+B piksele. Ovdje smo zapravo dobili uniju dviju slika. </text:span></text:p>
      <text:p text:style-name="P9"/>
      <text:p text:style-name="P5">„<text:span text:style-name="T6">EX-ILI”</text:span></text:p>
      <text:p text:style-name="P9"/>
      <text:p text:style-name="P10">Treći logički operator je „ex-ili”. <text:span text:style-name="T7">To je zapravo ekskluzivni „ili” jer ako poredamo tablicu kombinatorike ponovno isto kao i kod klasičnog „ili” rezultati su zapravo 0,1,1,0 – razlika je u ovoj zadnjem rezultatu kombinatorike gdje 1 1 daju nulu u ovom slučaju. Zaključak ovoga je da se bijeli pikseli dobivaju ukoliko su pikseli u kombinatorici isti broj, no ukoliko imamo razlilčite brojeve kod kombnatorike onda zapravo dobijemo crni piksel. Rezultantna slika prikazuje razlličitosti piksela na A i B slici. </text:span></text:p>
      <text:p text:style-name="P10"/>
      <text:p text:style-name="P6">„<text:span text:style-name="T8">NE SKLOP”</text:span></text:p>
      <text:p text:style-name="P6"/>
      <text:p text:style-name="P11">Rezultantna slilka u ovom logičkom operatoru je negirana slika A, odnosno crni pikseli u slici A postaju bijeli pikseli u slici C i obratno. </text:p>
      <text:p text:style-name="P8"/>
      <text:p text:style-name="P8">„<text:span text:style-name="T9">NI”</text:span></text:p>
      <text:p text:style-name="P11"/>
      <text:p text:style-name="P12">Negirani „I” sklop. Rezultantna kombinatorika A i B slika će napraviti nulu samo kod 11 kombinacije, ostale kombinatorike će dati 1 odnosno crne piksele. <text:span text:style-name="T10">Kao rezultantnu sliku dobit ćemo obrnutu sliku od „I” sklopa – imat ćemo dva piksela bijela i ostale crne piksele. </text:span></text:p>
      <text:p text:style-name="P12"><text:span text:style-name="T13"/></text:p>
      <text:p text:style-name="P7">„<text:span text:style-name="T11">NILI” </text:span></text:p>
      <text:p text:style-name="P12"/>
      <text:p text:style-name="P13">Nili odnosno negirani ili. <text:span text:style-name="T12">Rezultantnu sliku ćemo dobiti tako da obrnemo crne i bijele piksele kod rezultantne slike „ili” obzirom na to da ovdje jedino kombinacija dviju nula daje crni piksel odnosnio „baca jedinicu van”. </text:span></text:p>
      <text:p text:style-name="P13"/>
      <text:p text:style-name="P13"/>
      <text:p text:style-name="P13"/>
      <text:p text:style-name="P13"><text:soft-page-break/>„<text:span text:style-name="T14">EX-NILI” </text:span></text:p>
      <text:p text:style-name="P13"/>
      <text:p text:style-name="P14">Ex- nili je logički skup koji daje pri kombinaciji dva jednaka broja crni piksel odnosno jedinicu, a tamo gdje su različiti pikseli imamo nulu odnosno bijeli piksel. Rezultantna slika će biti obrnuta ex-ili slika. </text:p>
      <text:p text:style-name="P14"/>
      <text:p text:style-name="P15">U photoshopu za <text:s/>„I” <text:s/>operator se koristi filter lighten, za „ILI” koristimo multiply, a za logički skup „EX-NILI” koristimo difference. <text:tab/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3T21:25:45.887000000</meta:creation-date>
    <dc:date>2020-05-24T12:19:31.352000000</dc:date>
    <meta:editing-duration>PT13H45M42S</meta:editing-duration>
    <meta:editing-cycles>20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17" meta:word-count="469" meta:character-count="2866" meta:non-whitespace-character-count="2396"/>
  </office:meta>
</office:document-meta>
</file>